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183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3" table:number-rows-spanned="1">
            <text:p>http://localhost:8080/doc/index.html#!/bindings/getAll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ding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bindings</text:p>
          </table:table-cell>
          <table:table-cell table:style-name="ce1" office:value-type="string" calcext:value-type="string">
            <text:p>Get all bind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3:53:47.925924029</meta:creation-date>
    <dc:date>2018-01-13T00:04:38.034534877</dc:date>
    <meta:editing-duration>PT10S</meta:editing-duration>
    <meta:editing-cycles>1</meta:editing-cycles>
    <meta:document-statistic meta:table-count="1" meta:cell-count="4" meta:object-count="0"/>
    <meta:generator>LibreOffice/5.4.2.2$Linux_X86_64 LibreOffice_project/40m0$Build-2</meta:generator>
  </office:meta>
</office:document-meta>
</file>